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ebdings" svg:font-family="Webdings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3.1889in" style:rel-column-width="32151*"/>
    </style:style>
    <style:style style:name="Table1.B" style:family="table-column">
      <style:table-column-properties style:column-width="1.2306in" style:rel-column-width="12406*"/>
    </style:style>
    <style:style style:name="Table1.C" style:family="table-column">
      <style:table-column-properties style:column-width="1.0597in" style:rel-column-width="10684*"/>
    </style:style>
    <style:style style:name="Table1.D" style:family="table-column">
      <style:table-column-properties style:column-width="1.0208in" style:rel-column-width="1029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able_20_Contents">
      <style:paragraph-properties fo:text-align="start" style:justify-single-word="false"/>
      <style:text-properties style:font-name="Webdings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Heading1_20_Without_20_Numbering" style:master-page-name="Appendix">
      <style:paragraph-properties style:page-number="auto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9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9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list xml:id="list1199754231998744226" text:style-name="Appendix_20_Numbering">
        <text:list-item>
          <text:p text:style-name="P7">Standard Option and Property Names</text:p>
        </text:list-item>
      </text:list>
      <text:p text:style-name="Text_20_body">The following table identifies property names and the areas in which the property is used.</text:p>
      <text:p text:style-name="Text_20_body"><text:span text:style-name="T1">PM.getProperties</text:span>: </text:p>
      <text:list xml:id="list341010938145644538" text:style-name="L1">
        <text:list-item>
          <text:p text:style-name="P4">the property name is used as a key of the Map returned from PersistenceManager.getProperties;</text:p>
        </text:list-item>
        <text:list-item>
          <text:p text:style-name="P4">the property name can be used in PersistenceManager.setProperty; and</text:p>
        </text:list-item>
        <text:list-item>
          <text:p text:style-name="P4">the property name is returned as an element of the Set returned from PersistenceManager.getSupportedProperties.</text:p>
        </text:list-item>
      </text:list>
      <text:p text:style-name="Text_20_body"><text:span text:style-name="T1">getPMF</text:span>: the property name can be used as a key in the Map passed to JDOHelper.getPersistenceManagerFactory.</text:p>
      <text:p text:style-name="Text_20_body"><text:span text:style-name="T1">PMF options</text:span>: the property name is used as an element of the Collection returned by PersistenceManagerFactory.supportedOp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">Property name</text:p>
            </table:table-cell>
            <table:table-cell table:style-name="Table1.A1" office:value-type="string">
              <text:p text:style-name="P2">PM.getProperties</text:p>
            </table:table-cell>
            <table:table-cell table:style-name="Table1.A1" office:value-type="string">
              <text:p text:style-name="P2">getPMF</text:p>
            </table:table-cell>
            <table:table-cell table:style-name="Table1.D1" office:value-type="string">
              <text:p text:style-name="P2">PMF option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javax.jdo.option.ApplicationIdentity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Array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ArrayLis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BinaryCompatibility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ChangeApplicationIdentity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CopyOnAttach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javax.jdo.option.DatastoreIdentity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DatastoreReadTimeoutMillis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javax.jdo.option.DatastoreTimeou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DatastoreWriteTimeoutMillis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javax.jdo.option.DetachAllOnCommit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javax.jdo.option.GetDataStoreConnecti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GetJDBCConnecti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IgnoreCache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javax.jdo.option.LinkedLis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Lis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mapping.HeterogeneousInterfaceTyp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mapping.HeterogeneousObjectTyp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mapping.JoinedTablePerClas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mapping.JoinedTablePerConcreteClas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ext:soft-page-break/>
        <table:table-row table:style-name="Table1.1">
          <table:table-cell table:style-name="Table1.A2" office:value-type="string">
            <text:p text:style-name="P1">javax.jdo.option.mapping.NonJoinedTablePerConcreteClas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mapping.RelationSubclassTabl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Multithreaded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NonDurableIdentity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NontransactionalRead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NontransactionalWrite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NullCollecti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<text:alphabetical-index-mark-start text:id="IMark464029448" text:main-entry="true"/>Optimistic<text:alphabetical-index-mark-end text:id="IMark464029448"/>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PreDirtyEven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QueryCance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ReadOnly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javax.jdo.option.RestoreValues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javax.jdo.option.RetainValues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ServerTimeZoneI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a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javax.jdo.option.TransactionIsolationLevel.read-committe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TransactionIsolationLevel.read-uncommitte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TransactionIsolationLevel.repeatable-rea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TransactionIsolationLevel.serializabl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TransactionIsolationLevel.snapsho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TransientTransactiona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TreeMap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TreeSe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UnconstrainedQueryVariable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Vecto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version.DateTim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option.version.StateImag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query.JDOQ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  <table:table-row table:style-name="Table1.1">
          <table:table-cell table:style-name="Table1.A2" office:value-type="string">
            <text:p text:style-name="P1">javax.jdo.query.SQ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5">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ebdings" svg:font-family="Webdings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</meta:editing-cycles>
    <meta:creation-date>2012-06-24T14:10:55.11</meta:creation-date>
    <meta:editing-duration>PT13H7M6S</meta:editing-duration>
    <meta:generator>OpenOffice.org/3.4.1$Unix OpenOffice.org_project/341m1$Build-9593</meta:generator>
    <dc:title>JDO_Chapter</dc:title>
    <dc:date>2013-08-02T17:37:02</dc:date>
    <dc:creator>Craig Russell</dc:creator>
    <meta:document-statistic meta:table-count="1" meta:image-count="0" meta:object-count="0" meta:page-count="2" meta:paragraph-count="125" meta:word-count="213" meta:character-count="24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